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0000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ini Time Calculator</text:p>
      <text:p text:style-name="P4">Calculette manuel pour temps n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1) Objet de l'application</text:p>
      <text:p text:style-name="Standard">Créer une mini calculette permettant de saisir des heures de passage pour chaque concurrent, en extraire et afficher un classement en se basant sur les temps net calculés.</text:p>
      <text:p text:style-name="P1"/>
      <text:p text:style-name="P1"/>
      <text:p text:style-name="P1">2)Utilisation de l'IDE Embarcadro C++ Builder</text:p>
      <text:p text:style-name="P1"><text:a xlink:type="simple" xlink:href="https://www.embarcadero.com/fr/products/cbuilder" text:style-name="Internet_20_link" text:visited-style-name="Visited_20_Internet_20_Link">https://www.embarcadero.com/fr/products/cbuilder</text:a></text:p>
      <text:p text:style-name="P1"/>
      <text:p text:style-name="P1">3) Interface</text:p>
      <text:p text:style-name="Standard">L'interface doit être très simple et sera composée :</text:p>
      <text:list xml:id="list7988134839967631298" text:style-name="L1">
        <text:list-item>
          <text:p text:style-name="P5">D'un champ de saisi numérique permettant de rentrer le numéro du concurrent.</text:p>
        </text:list-item>
        <text:list-item>
          <text:p text:style-name="P5">Un champ de saisi pour l'heure de départ.</text:p>
        </text:list-item>
        <text:list-item>
          <text:p text:style-name="P5">Un champ de saisi pour l'heure d'arrivée.</text:p>
        </text:list-item>
        <text:list-item>
          <text:p text:style-name="P5">Un bouton permettant d'ajouter ces heures de passages.</text:p>
        </text:list-item>
        <text:list-item>
          <text:p text:style-name="P5">Un tableau reprenant le classement calculé trié par temps net du meilleur temps au moins bon temps avec pour colonne :</text:p>
          <text:p text:style-name="P5">Rang, Numéro de dossard, Heure de départ, Heure d'arrivée, Temps, écart avec le meilleur temps.</text:p>
        </text:list-item>
      </text:list>
      <text:p text:style-name="Standard"/>
      <text:p text:style-name="Standard"/>
      <text:p text:style-name="P1">4) Contraintes à respecter</text:p>
      <text:p text:style-name="Standard">Les dossards peuvent aller de 1 à <text:span text:style-name="T1">99 999</text:span>.</text:p>
      <text:p text:style-name="Standard">Un concurrent ne peut effectuer qu'un seul passage.</text:p>
      <text:p text:style-name="Standard">Les saisies horaires doivent respecter le format suivant : HH:MM:SS.dcm (pour heures, minutes, secondes, dixièmes, centièmes, milllièmes).</text:p>
      <text:p text:style-name="Standard">L'heure d'arrivée ne peut pas à être inférieur à l'heure de départ (cette contrainte pourra être vérifier au moment de l'ajout).</text:p>
      <text:p text:style-name="P1"/>
      <text:p text:style-name="P1">5) Implémentation</text:p>
      <text:p text:style-name="P2">La partie métier du programme sera traitée par la class TSCChronoBestTime qui dérivera de la class abstraite TSCChrono.</text:p>
      <text:p text:style-name="P2">L'ajout d'un passage se fera par l'appel de la fonction AddBibHours.</text:p>
      <text:p text:style-name="P2">Le calcul du classement sera effectué à l'appel de la fonction ComputeClassification() ;</text:p>
      <text:p text:style-name="P2"/>
      <text:p text:style-name="P2"/>
      <text:p text:style-name="P1">6) Ton travail</text:p>
      <text:p text:style-name="P2">Tu es le developpeur designé pour prendre en charge le developpement de l'application défini dans le cahier des charges précédent. Tes tâches à accomplir sont les suivantes :</text:p>
      <text:p text:style-name="P1"/>
      <text:p text:style-name="P2">A) Proposer une interface simple et clair avec des champs respectant les masques en fonction des contraintes exprimées précédemment. Les composants de la VCL devront être utilisés et, si nécéssaire étendus.</text:p>
      <text:p text:style-name="P2"/>
      <text:p text:style-name="P2">B) Proposer une implémentation de la class TSChrono en se basant sur le fichier header fourni.</text:p>
      <text:p text:style-name="P2">Il faudra ajouter les membres nécéssaire au stockage des passages.</text:p>
      <text:p text:style-name="P2">Proposer un algorithme permettant de les trier en fonction du résultat de la fonction IsBetter.</text:p>
      <text:p text:style-name="P2"/>
      <text:p text:style-name="P2">C) Proposer une implémentation de la class <text:s/>TSCChronoBestTime pour traiter le classement par ordre croissant (du temps le plus court au temps de parcours le plus long).</text:p>
      <text:p text:style-name="P2"/>
      <text:p text:style-name="Standard"/>
      <text:p text:style-name="P1">7) Environnement</text:p>
      <text:p text:style-name="P2"><text:soft-page-break/>L'application aura pour cible Windows x86 32 bits.</text:p>
      <text:list xml:id="list1981871063490236267" text:style-name="L2">
        <text:list-header>
          <text:p text:style-name="P6"/>
          <text:p text:style-name="P6"/>
        </text:list-header>
      </text:list>
      <text:list xml:id="list7847051071735056508" text:style-name="L3">
        <text:list-item>
          <text:p text:style-name="P7">Fichiers attendus</text:p>
        </text:list-item>
      </text:list>
      <text:p text:style-name="P2">Une archive zip contenant :</text:p>
      <text:list xml:id="list4775274527729133621" text:style-name="L4">
        <text:list-item>
          <text:p text:style-name="P8">Le fichier du projet embarcadero.</text:p>
        </text:list-item>
        <text:list-item>
          <text:p text:style-name="P8">Les fichiers de la fiche VCL de la fenetre principale.</text:p>
        </text:list-item>
      </text:list>
      <text:list xml:id="list8438616518503283547" text:style-name="L5">
        <text:list-item>
          <text:p text:style-name="P9">Les fichier header et source de la class TSCChrono.</text:p>
        </text:list-item>
        <text:list-item>
          <text:p text:style-name="P9">Les fichier header et source de la class TSCChronoBestTime.</text:p>
        </text:list-item>
        <text:list-item>
          <text:p text:style-name="P9">Tout autres fichiers nécessaires à la compilation ou à l’exécution du programm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1T10:54:45.04</meta:creation-date>
    <dc:date>2020-10-27T08:32:33.98</dc:date>
    <meta:editing-duration>PT7H8M27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3" meta:paragraph-count="39" meta:word-count="436" meta:character-count="2723"/>
  </office:meta>
</office:document-meta>
</file>